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SharedLibraryDescriptorWriter.close( Writer clos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SharedLibraryDescriptorWriter.JbiSharedLibraryDescriptorWriter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haredLibraryDescriptorWriter.write( File descriptor , String name , String description , String version , String classLoaderDelegation , List ur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